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ork absence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chool absenc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ge index,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age index,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tratum 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dummy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rate of vaccine seroconver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accination 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vaccination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  <table:table-cell office:value-type="string" calcext:value-type="string">
            <text:p>tourism</text:p>
          </table:table-cell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duration infectious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educed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duration hospitalised</text:p>
          </table:table-cell>
          <table:table-cell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office:value-type="string" calcext:value-type="string">
            <text:p>latent period</text:p>
          </table:table-cell>
          <table:table-cell/>
        </table:table-row>
        <table:table-row table:style-name="ro1">
          <table:table-cell office:value-type="string" calcext:value-type="string">
            <text:p>\t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/>
        </table:table-row>
        <table:table-row table:style-name="ro1">
          <table:table-cell office:value-type="string" calcext:value-type="string">
            <text:p>k_{10}</text:p>
          </table:table-cell>
          <table:table-cell/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 reduction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07T12:20:53.778508874</dc:date>
    <meta:editing-duration>PT7M31S</meta:editing-duration>
    <meta:editing-cycles>1</meta:editing-cycles>
    <meta:document-statistic meta:table-count="5" meta:cell-count="222" meta:object-count="0"/>
    <meta:generator>LibreOffice/6.4.7.2$Linux_X86_64 LibreOffice_project/40$Build-2</meta:generator>
  </office:meta>
</office:document-meta>
</file>